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fo:color="#00b050" fo:font-style="italic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4.00pt" fo:font-weight="bold" fo:font-family="Calibri" style:font-family-asian="Calibri" style:font-family-complex="Calibri" fo:background-color="transparent" fo:color="#c0504d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00.00%" fo:text-align="left" fo:margin-right="0.10pt"/>
    </style:style>
    <style:style style:name="P4" style:family="paragraph">
      <style:paragraph-properties fo:line-height="100.00%" fo:text-align="left" fo:margin-right="0.10pt"/>
    </style:style>
    <style:style style:name="P5" style:family="paragraph">
      <style:paragraph-properties fo:line-height="100.00%" fo:text-align="left" fo:margin-right="0.10pt"/>
    </style:style>
    <style:style style:name="P6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/></text:p>
      <text:p text:style-name="P2"><text:span text:style-name="T2">ALGORITHME Tableau Double de données + plus petit nombre - EXO 24</text:span></text:p>
      <text:p text:style-name="P2"><text:span text:style-name="T3"><text:tab/></text:span><text:span text:style-name="T4">VARIABLE <text:line-break/><text:tab/><text:tab/>ENTIER<text:s text:c="2"/></text:span><text:span text:style-name="T5">i , J,<text:s/></text:span><text:span text:style-name="T6">ppn</text:span><text:span text:style-name="T7"><text:line-break/><text:tab/><text:tab/></text:span><text:span text:style-name="T8">ENTIER<text:s/></text:span><text:span text:style-name="T9">nl = 5 <text:line-break/><text:tab/><text:tab/></text:span><text:span text:style-name="T10">ENTIER<text:s/></text:span><text:span text:style-name="T11">nc = 2</text:span></text:p>
      <text:p text:style-name="P2"><text:span text:style-name="T11"><text:tab/><text:tab/></text:span><text:span text:style-name="T12">TABLEAU ENTIER<text:s/></text:span><text:span text:style-name="T13">tab[nl][nc]</text:span></text:p>
      <text:p text:style-name="P3"><text:span text:style-name="T13"><text:line-break/><text:tab/></text:span><text:span text:style-name="T14">DEBUT</text:span><text:span text:style-name="T15"><text:tab/><text:line-break/><text:tab/><text:tab/><text:tab/></text:span></text:p>
      <text:p text:style-name="P3"><text:span text:style-name="T15"><text:tab/><text:tab/></text:span><text:span text:style-name="T16">POUR<text:s/></text:span><text:span text:style-name="T17">i allant de 0 à nl-1<text:s/></text:span><text:span text:style-name="T18">ALORS </text:span></text:p>
      <text:p text:style-name="P3"><text:span text:style-name="T19"><text:tab/><text:tab/><text:tab/></text:span><text:span text:style-name="T20">ECRIRE<text:s/></text:span><text:span text:style-name="T21">("Saisisez un nombre :")<text:tab/></text:span></text:p>
      <text:p text:style-name="P3"><text:span text:style-name="T21"><text:tab/><text:tab/><text:tab/></text:span><text:span text:style-name="T22">POUR<text:s/></text:span><text:span text:style-name="T23">j allant de 0 à nc-1<text:s/></text:span><text:span text:style-name="T24">ALORS</text:span><text:span text:style-name="T25"><text:tab/></text:span></text:p>
      <text:p text:style-name="P4"><text:span text:style-name="T26"><text:tab/><text:tab/><text:tab/>LIRE<text:s/></text:span><text:span text:style-name="T27">tab[i][j]</text:span><text:span text:style-name="T28"/></text:p>
      <text:p text:style-name="P5"><text:span text:style-name="T28"><text:tab/><text:tab/></text:span><text:span text:style-name="T29">FIN_POUR</text:span></text:p>
      <text:p text:style-name="P5"><text:span text:style-name="T30"><text:tab/><text:tab/><text:tab/></text:span></text:p>
      <text:p text:style-name="P5"><text:span text:style-name="T31"/></text:p>
      <text:p text:style-name="P5"><text:span text:style-name="T32"><text:tab/><text:tab/>ppn = tab[0][0]<text:s/></text:span><text:span text:style-name="T33">//<text:s/></text:span><text:span text:style-name="T34">initaliser la variable minimum</text:span></text:p>
      <text:p text:style-name="P5"><text:span text:style-name="T35"><text:tab/><text:tab/></text:span><text:span text:style-name="T36">POUR<text:s/></text:span><text:span text:style-name="T37">i allant de 0 à nl-1<text:s/></text:span><text:span text:style-name="T38">FAIRE</text:span><text:span text:style-name="T39"/></text:p>
      <text:p text:style-name="P5"><text:span text:style-name="T39"><text:tab/><text:tab/><text:tab/></text:span><text:span text:style-name="T40">POUR<text:s/></text:span><text:span text:style-name="T41">J allant de 0 à nc-1<text:s/></text:span><text:span text:style-name="T42">FAIRE</text:span></text:p>
      <text:p text:style-name="P5"><text:span text:style-name="T43"><text:tab/><text:tab/><text:tab/><text:tab/></text:span><text:span text:style-name="T44">Si<text:s/></text:span><text:span text:style-name="T45">tab[i][j]&lt;ppn<text:line-break/><text:tab/><text:tab/><text:tab/><text:tab/>ppn=tab[i][j]</text:span></text:p>
      <text:p text:style-name="P5"><text:span text:style-name="T45"><text:tab/><text:tab/><text:tab/><text:tab/></text:span><text:span text:style-name="T46">ECRIRE<text:s/></text:span><text:span text:style-name="T47">(ppn, "Est le plus petit")</text:span></text:p>
      <text:p text:style-name="P5"><text:span text:style-name="T47"><text:tab/><text:tab/><text:tab/></text:span><text:span text:style-name="T48">FIN_POUR</text:span></text:p>
      <text:p text:style-name="P5"><text:span text:style-name="T49"><text:tab/><text:tab/></text:span><text:span text:style-name="T50">FIN_POUR</text:span><text:span text:style-name="T51"/></text:p>
      <text:p text:style-name="P5"><text:span text:style-name="T51"><text:tab/><text:tab/><text:tab/></text:span></text:p>
      <text:p text:style-name="P6"><text:span text:style-name="T51"><text:tab/></text:span><text:span text:style-name="T52">FIN </text:span></text:p>
      <text:p text:style-name="P6"><text:span text:style-name="T52"/></text:p>
      <text:p text:style-name="P6"><text:span text:style-name="T53"/></text:p>
      <text:p text:style-name="P6"><text:span text:style-name="T54"/></text:p>
      <text:p text:style-name="P6"><text:span text:style-name="T54"/></text:p>
      <text:p text:style-name="P6"><text:span text:style-name="T54"/></text:p>
      <text:p text:style-name="P6"><text:span text:style-name="T5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